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49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8.015cm"/>
    </style:style>
    <style:style style:name="co5" style:family="table-column">
      <style:table-column-properties fo:break-before="auto" style:column-width="7.579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b91e"/>
    </style:style>
    <style:style style:name="ce3" style:family="table-cell" style:parent-style-name="Default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sele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deps</text:p>
          </table:table-cell>
          <table:table-cell office:value-type="string" calcext:value-type="string">
            <text:p>reverse-deps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Reproducibility</text:p>
          </table:table-cell>
          <table:table-cell office:value-type="string" calcext:value-type="string">
            <text:p>Comments</text:p>
          </table:table-cell>
        </table:table-row>
        <table:table-row table:style-name="ro1" table:visibility="filter">
          <table:table-cell office:value-type="string" calcext:value-type="string">
            <text:p>fonts-fork-awesom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de-moch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Javascript</text:p>
          </table:table-cell>
        </table:table-row>
        <table:table-row table:style-name="ro1" table:visibility="filter">
          <table:table-cell office:value-type="string" calcext:value-type="string">
            <text:p>jameica-h2databas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nts-smc-raghumalayalamsan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nts-smc-uroo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nts-smc-meer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nts-smc-racha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nts-smc-keraleeya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nts-smc-dyuth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nts-smc-karumb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nts-smc-anjalioldlip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irmware-microbit-micropyth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tastudent-da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nts-meera-inima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asacore-data-igr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dk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qan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lp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nuxcn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hp8.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pgjav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hon3.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ftpd-dfs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em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matg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mand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wiste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ind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phviz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wli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ser-mode-linu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tsjd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penvswit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tbase-opensource-src###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lc#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zabbi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make#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pyparall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gemat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aoframewor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mbo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tdeclarative-opensource-sr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cbi-igbla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inutils-mips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twebengine-opensource-sr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qan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ske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oost1.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lep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sakar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iat-ecmw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enics-dolfin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tfe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ets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ertic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bconve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hon-mkdoc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rginal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m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nl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kim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hon-escrip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ip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tsmodel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ucene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pent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0a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t6-declarativ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ti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ndas#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dc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a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eca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is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srefle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fai#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came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al.i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danalys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ap-security-gui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ike8.0++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p2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orc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gtkad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xmlad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rs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ncursesad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asocke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hitakers-word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sh93u+m#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gete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dle-kotlin-dsl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hon-clou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opensmtp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perwor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hon-parse-typ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tlocation-opensource-sr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tla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tsvg-opensource-sr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udicon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fep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k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hon-cog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bo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tconnectivity-opensource-sr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dk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pensubdi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lo-lln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nblend-enfu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hon-hdf5plug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hon-pygraphviz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twebsockets-opensource-sr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sakari-monito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hon-xarra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yncevolution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hinx-panels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v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auni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gnatco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pm-upscal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log4ad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rderl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t6-datavis3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mbar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k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krellm-leds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algrind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grap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hon-fab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ayatana-appindica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nome-shell-extension-easyscreenca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nil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ccod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xygen-icons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mfit-p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tdatavis3d-everywhere-sr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hon-jsonschem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tgraphicaleffects-opensource-sr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nux8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ddli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iningen-clojure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tserialport-opensource-sr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hon-taskflo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dki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cki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guestf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ickfi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tki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it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pinyi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t6-quick3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nts-beteck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tquickcontrols-opensource-sr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t6-multimed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tlas-ecmw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torrent-rasterb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pen3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idengine#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ub2+++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de-qt-dbus-facto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-cran-parsetool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t6-5comp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hon-gs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jc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tel-mediasd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hda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xworks-manu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twayland-opensource-sr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nts-arundin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idiu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nts-fantasque-sa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toke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lplo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ogo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o-zerocon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fcar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yrth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hinx-galle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itim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asacore-data-jpl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yperic-sig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lopsu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rminaltabl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wkno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olang-github-mendersoftware-mender-artifac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etds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pid-prot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caml-at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akudo#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c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onts-rit-sund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dico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ard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m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p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ttools-opensource-sr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uantli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pylyz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c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xima-sa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ltk1.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2databas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tsensors-opensource-sr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so-mida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tx11extras-opensource-sr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tch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r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oudkit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as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rjava-ttool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bian-histo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modbu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anl-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bsphin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nome-shell-extension-caffei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hon-pi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hon-simpy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refactor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ewn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finipath-ps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lixmp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bmake-do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of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re-specs-alpha-cloju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strop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ec-alpha-cloju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legro5#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dap-hask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skell-shell-condui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int-gui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akarta-jmeter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sixtestsui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tarjava-topc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c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mosli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metric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yahtzeeshar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ucene4.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dm-console-framewor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lepathy-spe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oole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clibc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weethome3d-furnitur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colorbrew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alable-cyrfon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nicon#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hon-fudge#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sicod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thon-qtconso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ygopherd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wtonsoft-j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pm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lychec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int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dn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nsult-e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o-upn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imeti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o-addin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sw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sdl-conso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rostla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tex-cjk-chinese-arphi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cala-pickli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kolabxm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forms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rep#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q-ir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jk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astle-game-engi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df-eos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medilib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irehol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ft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oo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sd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fan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data-sharp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tk-sharp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rlang-proper#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roni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ritcl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njeq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dvi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ucene-sol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denar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mote-t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imstring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skell98-repor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bu2f-host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db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de-shiny-serv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uddy+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f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kd3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tsur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ctb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sterisk-prompt-fr-armell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cran-rprojroot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R Language</text:p>
          </table:table-cell>
        </table:table-row>
        <table:table-row table:style-name="ro1">
          <table:table-cell office:value-type="string" calcext:value-type="string">
            <text:p>raku-getopt-lon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github.com/Leont/getopt-long6</text:p>
          </table:table-cell>
          <table:table-cell office:value-type="string" calcext:value-type="string">
            <text:p>https://tracker.debian.org/pkg/raku-getopt-long</text:p>
          </table:table-cell>
          <table:table-cell office:value-type="string" calcext:value-type="string">
            <text:p>Raku language</text:p>
          </table:table-cell>
        </table:table-row>
        <table:table-row table:style-name="ro1">
          <table:table-cell office:value-type="string" calcext:value-type="string">
            <text:p>raku-tap-harnes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ku language</text:p>
          </table:table-cell>
        </table:table-row>
        <table:table-row table:style-name="ro1">
          <table:table-cell office:value-type="string" calcext:value-type="string">
            <text:p>raku-ur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ku language</text:p>
          </table:table-cell>
        </table:table-row>
        <table:table-row table:style-name="ro1">
          <table:table-cell office:value-type="string" calcext:value-type="string">
            <text:p>raku-lo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aku language</text:p>
          </table:table-cell>
        </table:table-row>
        <table:table-row table:style-name="ro1">
          <table:table-cell office:value-type="string" calcext:value-type="string">
            <text:p>raku-hash-merg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aku language</text:p>
          </table:table-cell>
        </table:table-row>
        <table:table-row table:style-name="ro1" table:visibility="filter">
          <table:table-cell office:value-type="string" calcext:value-type="string">
            <text:p>toppars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ku-json-nam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aku language</text:p>
          </table:table-cell>
        </table:table-row>
        <table:table-row table:style-name="ro1">
          <table:table-cell office:value-type="string" calcext:value-type="string">
            <text:p>cyclograph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ython code</text:p>
          </table:table-cell>
        </table:table-row>
        <table:table-row table:style-name="ro1">
          <table:table-cell office:value-type="string" calcext:value-type="string">
            <text:p>scon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github.com/SCons/scons</text:p>
          </table:table-cell>
          <table:table-cell/>
          <table:table-cell office:value-type="string" calcext:value-type="string">
            <text:p>Python code</text:p>
          </table:table-cell>
        </table:table-row>
        <table:table-row table:style-name="ro1">
          <table:table-cell table:style-name="ce3" office:value-type="string" calcext:value-type="string">
            <text:p>ipx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ttps://github.com/ipxe/ipx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pdb-tool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ython code</text:p>
          </table:table-cell>
        </table:table-row>
        <table:table-row table:style-name="ro1" table:visibility="filter">
          <table:table-cell office:value-type="string" calcext:value-type="string">
            <text:p>sis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ava</text:p>
          </table:table-cell>
        </table:table-row>
        <table:table-row table:style-name="ro1" table:visibility="filter">
          <table:table-cell office:value-type="string" calcext:value-type="string">
            <text:p>slim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c-interc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xxte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-pygments.rb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Ruby</text:p>
          </table:table-cell>
        </table:table-row>
        <table:table-row table:style-name="ro1">
          <table:table-cell table:style-name="ce3" office:value-type="string" calcext:value-type="string">
            <text:p>hell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https://git.savannah.gnu.org/cgit/hello.gi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prolog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ttps://github.com/didoudiaz/gprolo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cheme4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https://s48.org/1.9.3/download.html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yasnipp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ricko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c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ipmim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ket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fort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t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ibcle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tar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cran-cli</text:p>
          </table:table-cell>
          <table:table-cell office:value-type="float" office:value="5" calcext:value-type="float">
            <text:p>5</text:p>
          </table:table-cell>
          <table:table-cell office:value-type="float" office:value="444" calcext:value-type="float">
            <text:p>444</text:p>
          </table:table-cell>
          <table:table-cell table:number-columns-repeated="2"/>
          <table:table-cell office:value-type="string" calcext:value-type="string">
            <text:p>R Language</text:p>
          </table:table-cell>
        </table:table-row>
        <table:table-row table:style-name="ro1">
          <table:table-cell table:style-name="ce3" office:value-type="string" calcext:value-type="string">
            <text:p>menu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https://salsa.debian.org/debian-menu-team/me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m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bcl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aklis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ecil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dns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airy-stockfis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com3tool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yas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o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afeobj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odec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cspi-prox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lnj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feline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c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oolstuf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karu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dutil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atex-coffee-stain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snac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ve-manu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arvm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bug-m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imesiev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uildap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sdecryp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v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zschem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e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yr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soap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cc-avr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c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azu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mazon-ecr-credential-helpe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forth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r-libc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uino-core-avr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wopaco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psembler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oulbar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ota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p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yudit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ebar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dpb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le-3.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b-cor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lir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le-2.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xindy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ovim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cc-h8300-hm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nx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clgrind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is-gtm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ap-desig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mhai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xygen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much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ima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quidwar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ol8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llel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ca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gloader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om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mmed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web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ejagnu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ye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uby-sigar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gf2dg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ps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rlang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nedriv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tomake1.1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-d3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sh-e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metheus-elasticsearch-exporter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rometheus-mysqld-exporter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pensmtpd-filter-dkimsign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uici-clock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listo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vi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k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ot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nxd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gan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gspice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rris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c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ict-gcide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sxgraph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ve6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ku-readline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co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cbi-blast+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almon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sjit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cinga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spectj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ak-vm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olyml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ojur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hdl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mbic</text:p>
          </table:table-cell>
          <table:table-cell office:value-type="float" office:value="64" calcext:value-type="float">
            <text:p>64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ws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la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15daemon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q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hpiper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xemacs2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lic3r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rc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losure-compiler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-prolog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hinxsearch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t-hub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ez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p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db</text:p>
          </table:table-cell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gpool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it-repair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ibus-libzhuyin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p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ovy</text:p>
          </table:table-cell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boss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ruby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tty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ku-zef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uron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omcat1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m-common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magick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s-uae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acsyfinde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fstools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omview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camlviz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edger2beancount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pd</text:p>
          </table:table-cell>
          <table:table-cell office:value-type="float" office:value="97" calcext:value-type="float">
            <text:p>97</text:p>
          </table:table-cell>
          <table:table-cell office:value-type="float" office:value="328" calcext:value-type="float">
            <text:p>328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ermshark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omacs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ggghts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ce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qc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binit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onga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ich</text:p>
          </table:table-cell>
          <table:table-cell office:value-type="float" office:value="112" calcext:value-type="float">
            <text:p>11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-annex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otca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rtuoso-opensource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stemtap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abbitmq-server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fpoken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epass2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wesome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c</text:p>
          </table:table-cell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lockattack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stoedit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uttprint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sys-particle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ymus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cran-teachingdemos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xbox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penmcdf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cran-lambda.r</text:p>
          </table:table-cell>
          <table:table-cell office:value-type="float" office:value="143" calcext:value-type="float">
            <text:p>143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peedcrunch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cran-futile.logger</text:p>
          </table:table-cell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-cran-diagnosismed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ildbot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-cran-r.devices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-cran-rinsid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socr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cran-quantmod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eitgeist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cran-tmvtnorm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-cran-dimred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cran-amelia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hy3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cran-tweenr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arzone210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cran-sass</text:p>
          </table:table-cell>
          <table:table-cell office:value-type="float" office:value="152" calcext:value-type="float">
            <text:p>152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cran-gert</text:p>
          </table:table-cell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cran-knitr</text:p>
          </table:table-cell>
          <table:table-cell office:value-type="float" office:value="154" calcext:value-type="float">
            <text:p>154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ristall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cran-rep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predict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-cran-rsdmx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base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cardpeek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unit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nf-plugins-cor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evea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hdi-linux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clipse-titan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-cran-cliapp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xmlcopyeditor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etdp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bioc-biocparallel</text:p>
          </table:table-cell>
          <table:table-cell office:value-type="float" office:value="170" calcext:value-type="float">
            <text:p>170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-cran-tm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nubg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nt-hub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uxpaint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term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ufoai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-cran-dbitest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oomsday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openms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sweisapp2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citx-libpinyin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ode-opencv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browse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wfish</text:p>
          </table:table-cell>
          <table:table-cell office:value-type="float" office:value="201" calcext:value-type="float">
            <text:p>2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paje.app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cs</text:p>
          </table:table-cell>
          <table:table-cell office:value-type="float" office:value="206" calcext:value-type="float">
            <text:p>206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biogenesis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auctex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treeview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qtcreato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cran-rstan</text:p>
          </table:table-cell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netrek-client-cow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iter2latex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lightgear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epix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cl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-cran-emayili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usescore3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osegarden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bnb-platform18-java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yacas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visualvm</text:p>
          </table:table-cell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-bioc-genomicfeatures</text:p>
          </table:table-cell>
          <table:table-cell office:value-type="float" office:value="257" calcext:value-type="float">
            <text:p>257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-cran-gprofiler2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nome-video-arcade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dxf2gcode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reeplan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-bioc-ioniser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kicad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keeper</text:p>
          </table:table-cell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ass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oldendict-webengine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sumo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blican</text:p>
          </table:table-cell>
          <table:table-cell office:value-type="float" office:value="311" calcext:value-type="float">
            <text:p>31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jabref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winff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-cran-taxize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nemosyne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duino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liquidsoap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bar</text:p>
          </table:table-cell>
          <table:table-cell office:value-type="float" office:value="338" calcext:value-type="float">
            <text:p>33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metview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yavi2</text:p>
          </table:table-cell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rkward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sequencer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-radar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gr-fosphor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ferret-vis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miri</text:p>
          </table:table-cell>
          <table:table-cell office:value-type="float" office:value="1026" calcext:value-type="float">
            <text:p>102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election.A1:selection.F597" table:display-filter-buttons="true">
          <table:filter>
            <table:filter-and>
              <table:filter-condition table:value="10" table:operator="=" table:field-number="1">
                <table:filter-set-item table:value="10"/>
                <table:filter-set-item table:value="1026"/>
                <table:filter-set-item table:value="104"/>
                <table:filter-set-item table:value="106"/>
                <table:filter-set-item table:value="107"/>
                <table:filter-set-item table:value="11"/>
                <table:filter-set-item table:value="111"/>
                <table:filter-set-item table:value="112"/>
                <table:filter-set-item table:value="113"/>
                <table:filter-set-item table:value="115"/>
                <table:filter-set-item table:value="116"/>
                <table:filter-set-item table:value="119"/>
                <table:filter-set-item table:value="12"/>
                <table:filter-set-item table:value="121"/>
                <table:filter-set-item table:value="124"/>
                <table:filter-set-item table:value="125"/>
                <table:filter-set-item table:value="13"/>
                <table:filter-set-item table:value="131"/>
                <table:filter-set-item table:value="132"/>
                <table:filter-set-item table:value="134"/>
                <table:filter-set-item table:value="138"/>
                <table:filter-set-item table:value="14"/>
                <table:filter-set-item table:value="142"/>
                <table:filter-set-item table:value="143"/>
                <table:filter-set-item table:value="144"/>
                <table:filter-set-item table:value="145"/>
                <table:filter-set-item table:value="146"/>
                <table:filter-set-item table:value="148"/>
                <table:filter-set-item table:value="149"/>
                <table:filter-set-item table:value="15"/>
                <table:filter-set-item table:value="150"/>
                <table:filter-set-item table:value="151"/>
                <table:filter-set-item table:value="152"/>
                <table:filter-set-item table:value="153"/>
                <table:filter-set-item table:value="154"/>
                <table:filter-set-item table:value="155"/>
                <table:filter-set-item table:value="156"/>
                <table:filter-set-item table:value="157"/>
                <table:filter-set-item table:value="158"/>
                <table:filter-set-item table:value="16"/>
                <table:filter-set-item table:value="160"/>
                <table:filter-set-item table:value="161"/>
                <table:filter-set-item table:value="162"/>
                <table:filter-set-item table:value="164"/>
                <table:filter-set-item table:value="165"/>
                <table:filter-set-item table:value="17"/>
                <table:filter-set-item table:value="170"/>
                <table:filter-set-item table:value="174"/>
                <table:filter-set-item table:value="175"/>
                <table:filter-set-item table:value="179"/>
                <table:filter-set-item table:value="180"/>
                <table:filter-set-item table:value="183"/>
                <table:filter-set-item table:value="186"/>
                <table:filter-set-item table:value="189"/>
                <table:filter-set-item table:value="19"/>
                <table:filter-set-item table:value="191"/>
                <table:filter-set-item table:value="194"/>
                <table:filter-set-item table:value="195"/>
                <table:filter-set-item table:value="198"/>
                <table:filter-set-item table:value="2"/>
                <table:filter-set-item table:value="20"/>
                <table:filter-set-item table:value="201"/>
                <table:filter-set-item table:value="204"/>
                <table:filter-set-item table:value="206"/>
                <table:filter-set-item table:value="209"/>
                <table:filter-set-item table:value="21"/>
                <table:filter-set-item table:value="213"/>
                <table:filter-set-item table:value="214"/>
                <table:filter-set-item table:value="215"/>
                <table:filter-set-item table:value="217"/>
                <table:filter-set-item table:value="218"/>
                <table:filter-set-item table:value="22"/>
                <table:filter-set-item table:value="220"/>
                <table:filter-set-item table:value="221"/>
                <table:filter-set-item table:value="23"/>
                <table:filter-set-item table:value="232"/>
                <table:filter-set-item table:value="233"/>
                <table:filter-set-item table:value="238"/>
                <table:filter-set-item table:value="239"/>
                <table:filter-set-item table:value="240"/>
                <table:filter-set-item table:value="241"/>
                <table:filter-set-item table:value="245"/>
                <table:filter-set-item table:value="248"/>
                <table:filter-set-item table:value="25"/>
                <table:filter-set-item table:value="257"/>
                <table:filter-set-item table:value="26"/>
                <table:filter-set-item table:value="261"/>
                <table:filter-set-item table:value="266"/>
                <table:filter-set-item table:value="269"/>
                <table:filter-set-item table:value="272"/>
                <table:filter-set-item table:value="273"/>
                <table:filter-set-item table:value="282"/>
                <table:filter-set-item table:value="29"/>
                <table:filter-set-item table:value="294"/>
                <table:filter-set-item table:value="3"/>
                <table:filter-set-item table:value="30"/>
                <table:filter-set-item table:value="309"/>
                <table:filter-set-item table:value="31"/>
                <table:filter-set-item table:value="311"/>
                <table:filter-set-item table:value="313"/>
                <table:filter-set-item table:value="315"/>
                <table:filter-set-item table:value="32"/>
                <table:filter-set-item table:value="324"/>
                <table:filter-set-item table:value="325"/>
                <table:filter-set-item table:value="33"/>
                <table:filter-set-item table:value="331"/>
                <table:filter-set-item table:value="338"/>
                <table:filter-set-item table:value="339"/>
                <table:filter-set-item table:value="347"/>
                <table:filter-set-item table:value="354"/>
                <table:filter-set-item table:value="36"/>
                <table:filter-set-item table:value="38"/>
                <table:filter-set-item table:value="4"/>
                <table:filter-set-item table:value="41"/>
                <table:filter-set-item table:value="42"/>
                <table:filter-set-item table:value="44"/>
                <table:filter-set-item table:value="45"/>
                <table:filter-set-item table:value="46"/>
                <table:filter-set-item table:value="47"/>
                <table:filter-set-item table:value="492"/>
                <table:filter-set-item table:value="496"/>
                <table:filter-set-item table:value="5"/>
                <table:filter-set-item table:value="50"/>
                <table:filter-set-item table:value="51"/>
                <table:filter-set-item table:value="52"/>
                <table:filter-set-item table:value="53"/>
                <table:filter-set-item table:value="538"/>
                <table:filter-set-item table:value="54"/>
                <table:filter-set-item table:value="55"/>
                <table:filter-set-item table:value="56"/>
                <table:filter-set-item table:value="58"/>
                <table:filter-set-item table:value="6"/>
                <table:filter-set-item table:value="60"/>
                <table:filter-set-item table:value="61"/>
                <table:filter-set-item table:value="62"/>
                <table:filter-set-item table:value="64"/>
                <table:filter-set-item table:value="65"/>
                <table:filter-set-item table:value="66"/>
                <table:filter-set-item table:value="67"/>
                <table:filter-set-item table:value="68"/>
                <table:filter-set-item table:value="69"/>
                <table:filter-set-item table:value="7"/>
                <table:filter-set-item table:value="70"/>
                <table:filter-set-item table:value="71"/>
                <table:filter-set-item table:value="74"/>
                <table:filter-set-item table:value="76"/>
                <table:filter-set-item table:value="79"/>
                <table:filter-set-item table:value="8"/>
                <table:filter-set-item table:value="80"/>
                <table:filter-set-item table:value="81"/>
                <table:filter-set-item table:value="82"/>
                <table:filter-set-item table:value="85"/>
                <table:filter-set-item table:value="86"/>
                <table:filter-set-item table:value="87"/>
                <table:filter-set-item table:value="88"/>
                <table:filter-set-item table:value="9"/>
                <table:filter-set-item table:value="90"/>
                <table:filter-set-item table:value="92"/>
                <table:filter-set-item table:value="93"/>
                <table:filter-set-item table:value="95"/>
                <table:filter-set-item table:value="97"/>
                <table:filter-set-item table:value="98"/>
                <table:filter-set-item table:value="99"/>
              </table:filter-condition>
              <table:filter-condition table:value="10" table:operator="=" table:field-number="2">
                <table:filter-set-item table:value="10"/>
                <table:filter-set-item table:value="101"/>
                <table:filter-set-item table:value="108"/>
                <table:filter-set-item table:value="11"/>
                <table:filter-set-item table:value="111"/>
                <table:filter-set-item table:value="112"/>
                <table:filter-set-item table:value="12"/>
                <table:filter-set-item table:value="125"/>
                <table:filter-set-item table:value="15"/>
                <table:filter-set-item table:value="16"/>
                <table:filter-set-item table:value="17"/>
                <table:filter-set-item table:value="181"/>
                <table:filter-set-item table:value="2"/>
                <table:filter-set-item table:value="21"/>
                <table:filter-set-item table:value="24"/>
                <table:filter-set-item table:value="25"/>
                <table:filter-set-item table:value="27"/>
                <table:filter-set-item table:value="28"/>
                <table:filter-set-item table:value="3"/>
                <table:filter-set-item table:value="328"/>
                <table:filter-set-item table:value="34"/>
                <table:filter-set-item table:value="35"/>
                <table:filter-set-item table:value="39"/>
                <table:filter-set-item table:value="4"/>
                <table:filter-set-item table:value="444"/>
                <table:filter-set-item table:value="5"/>
                <table:filter-set-item table:value="56"/>
                <table:filter-set-item table:value="59"/>
                <table:filter-set-item table:value="6"/>
                <table:filter-set-item table:value="60"/>
                <table:filter-set-item table:value="7"/>
                <table:filter-set-item table:value="72"/>
                <table:filter-set-item table:value="8"/>
                <table:filter-set-item table:value="9"/>
                <table:filter-set-item table:value="93"/>
                <table:filter-set-item table:value="94"/>
              </table:filter-condition>
            </table:filter-and>
          </table:filter>
          <table:sort>
            <table:sort-by table:field-number="1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.00.0000</text:date>, <text:time style:data-style-name="N2" text:time-value="14:05:10.9648244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7T22:00:42.742638670</dc:date>
    <meta:editing-duration>PT2M31S</meta:editing-duration>
    <meta:editing-cycles>2</meta:editing-cycles>
    <meta:generator>LibreOffice/24.2.7.2$Linux_X86_64 LibreOffice_project/420$Build-2</meta:generator>
    <meta:document-statistic meta:table-count="1" meta:cell-count="1816" meta:object-count="0"/>
  </office:meta>
</office:document-meta>
</file>